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3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UTIERREZ MASIAS, MAUR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ZAGACETA MACUYAMA, PAULO ALEXAND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UTIERREZ MASIAS, MAUR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4106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2T23:13:0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